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fe22" officeooo:paragraph-rsid="0001fe2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group feels that we worked on every piece simultaneously. Everyone had an equal contribution for each piece. When we worked on the project we were either together or actively discussing them via phone/slack. For pieces that some people started (indicated by “credit” in the rmd), the others ended up contributing significantly on. We wish to be graded as a whole if pos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09:34:50.762126209</meta:creation-date>
    <dc:date>2017-12-12T09:40:20.286298811</dc:date>
    <meta:editing-duration>PT5M30S</meta:editing-duration>
    <meta:editing-cycles>1</meta:editing-cycles>
    <meta:document-statistic meta:table-count="0" meta:image-count="0" meta:object-count="0" meta:page-count="1" meta:paragraph-count="1" meta:word-count="63" meta:character-count="379" meta:non-whitespace-character-count="317"/>
    <meta:generator>LibreOffice/5.1.6.2$Linux_X86_64 LibreOffice_project/10m0$Build-2</meta:generator>
  </office:meta>
</office:document-meta>
</file>